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2.646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4,C5,C14,C18,C19,C22,C23,C24,C25,C26,C28,C29,C30,C31,C34,C35,C36,C38,C42,C43,C48,C49,C54,C55,C60,C61,C64,C65,C66,C67,C70,C71,C72,C73,C74,C75,C78,C79,C80,C81,C82,C83,C92,C93,C94,C95,C99</text:p>
          </table:table-cell>
          <table:table-cell office:value-type="string" calcext:value-type="string">
            <text:p>C_0805_HandSolderin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n</text:p>
          </table:table-cell>
          <table:table-cell table:style-name="ce1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,C7,C8,C9,C10,C11,C12,C13,C16,C20,C96,C97,C98</text:p>
          </table:table-cell>
          <table:table-cell office:value-type="string" calcext:value-type="string">
            <text:p>C_0805_HandSolde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u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5,C32,C33,C68,C69,C76,C77,C84,C86,C88,C90</text:p>
          </table:table-cell>
          <table:table-cell office:value-type="string" calcext:value-type="string">
            <text:p>C_0805_HandSolde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n</text:p>
          </table:table-cell>
          <table:table-cell table:number-columns-repeated="101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C17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</text:p>
          </table:table-cell>
          <table:table-cell table:style-name="ce1"/>
          <table:table-cell table:style-name="ce1" office:value-type="string" calcext:value-type="string">
            <text:p>Place 2.2nF instead, as 3nF is expensiv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C21,C37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7,C39,C85,C87,C89,C91</text:p>
          </table:table-cell>
          <table:table-cell office:value-type="string" calcext:value-type="string">
            <text:p>C_Radial_D10_L20_P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0u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0,C46,C52,C58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u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1,C45,C47,C51,C53,C57,C59,C63</text:p>
          </table:table-cell>
          <table:table-cell office:value-type="string" calcext:value-type="string">
            <text:p>C_0805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n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4,C50,C56,C62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n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my_induc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H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in_Header_Straight_1x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~rst~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Socket_Strip_Angled_1x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P5</text:p>
          </table:table-cell>
          <table:table-cell table:style-name="Default" office:value-type="string" calcext:value-type="string">
            <text:p>Pin_Header_Angled_1x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g-mod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-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-1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2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1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,R4,R6,R7,R11,R19,R20,R25,R39,R75,R76</text:p>
          </table:table-cell>
          <table:table-cell office:value-type="string" calcext:value-type="string">
            <text:p>R_0805_HandSolde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 5%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,R3,R9,R90,R91,R92,R93</text:p>
          </table:table-cell>
          <table:table-cell office:value-type="string" calcext:value-type="string">
            <text:p>R_0805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 5%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5,R77,R78,R79,R80,R81,R82,R83,R84,R85,R86,R87,R88,R89,R94,R95</text:p>
          </table:table-cell>
          <table:table-cell office:value-type="string" calcext:value-type="string">
            <text:p>R_0805_HandSolde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 5%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8,R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 5%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5%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6,R38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 5%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7,R42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1 1%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 5%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k2 5%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2,R2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5%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 5%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7,R28,R29,R30,R31,R32,R45,R46,R51,R52,R57,R58,R63,R64,R67,R68,R69,R70,R71,R72,R73,R74</text:p>
          </table:table-cell>
          <table:table-cell office:value-type="string" calcext:value-type="string">
            <text:p>R_0805_HandSolde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 5%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R3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 5%</text:p>
          </table:table-cell>
          <table:table-cell office:value-type="string" calcext:value-type="string">
            <text:p>100k instea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4,R36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6 5%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5,R37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 5%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40,R41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 5%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3,R49,R55,R61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6 1%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4,R50,R56,R62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91 1%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47,R53,R59,R65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31 1%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48,R54,R60,R66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k 1%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m321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BT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,U2,U3,U4,U5,U6,U7,U8,U9,U100,U10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867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RYSTAL-SMD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4pin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T-3302E/C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6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8,U2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306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52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21,U22,U23,U2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554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in_Header_Angled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d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6</text:p>
          </table:table-cell>
          <table:table-cell table:style-name="ce2" office:value-type="string" calcext:value-type="string">
            <text:p>Socket_Strip_Straight_1x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d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7,L8,L3,L4,L5,L6</text:p>
          </table:table-cell>
          <table:table-cell office:value-type="string" calcext:value-type="string">
            <text:p>C_1206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uH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12,U1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453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T741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p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This one is also 100p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14,P15,P16,P17</text:p>
          </table:table-cell>
          <table:table-cell table:style-name="ce2" office:value-type="string" calcext:value-type="string">
            <text:p>douille_4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rew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P2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1T12:17:51.106000000</dc:date>
    <meta:generator>LibreOffice/4.2.1.1$Windows_x86 LibreOffice_project/d7dbbd7842e6a58b0f521599204e827654e1fb8b</meta:generator>
    <meta:editing-duration>PT20H5M11S</meta:editing-duration>
    <meta:editing-cycles>19</meta:editing-cycles>
    <meta:document-statistic meta:table-count="1" meta:cell-count="334" meta:object-count="0"/>
  </office:meta>
</office:document-meta>
</file>